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600000089BA313E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measure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svg:stroke-width="0.3cm" svg:stroke-color="#ff0000" draw:marker-start-width="1.45cm" draw:marker-end-width="1.45cm" draw:textarea-horizontal-align="center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3.5cm" svg:x="12cm" svg:y="5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3cm" svg:x="18cm" svg:y="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5cm" svg:y1="8.5cm" svg:x2="18cm" svg:y2="6cm">
          <text:p text:style-name="P2"/>
        </draw:line>
        <draw:line draw:style-name="gr2" draw:text-style-name="P1" draw:layer="layout" svg:x1="12.5cm" svg:y1="5cm" svg:x2="18cm" svg:y2="2.5cm">
          <text:p text:style-name="P2"/>
        </draw:line>
        <draw:frame draw:style-name="gr3" draw:text-style-name="P1" draw:layer="layout" svg:width="2.274cm" svg:height="3.624cm" svg:x="11cm" svg:y="10.393cm">
          <draw:image xlink:href="Pictures/100000000000005600000089BA313E4C.png" xlink:type="simple" xlink:show="embed" xlink:actuate="onLoad">
            <text:p text:style-name="P2"/>
          </draw:image>
        </draw:frame>
        <draw:frame draw:style-name="gr4" draw:text-style-name="P3" draw:layer="layout" svg:width="0.68cm" svg:height="0.983cm" svg:x="11.647cm" svg:y="14.517cm">
          <draw:text-box>
            <text:p text:style-name="P2"><text:span text:style-name="T1">i</text:span></text:p>
          </draw:text-box>
        </draw:frame>
        <draw:frame draw:style-name="gr3" draw:text-style-name="P1" draw:layer="layout" svg:width="2.274cm" svg:height="3.624cm" svg:x="17cm" svg:y="10.376cm">
          <draw:image xlink:href="Pictures/100000000000005600000089BA313E4C.png" xlink:type="simple" xlink:show="embed" xlink:actuate="onLoad">
            <text:p text:style-name="P2"/>
          </draw:image>
        </draw:frame>
        <draw:frame draw:style-name="gr4" draw:text-style-name="P3" draw:layer="layout" svg:width="0.68cm" svg:height="0.983cm" svg:x="17.5cm" svg:y="14.5cm">
          <draw:text-box>
            <text:p text:style-name="P2"><text:span text:style-name="T1">j</text:span></text:p>
          </draw:text-box>
        </draw:frame>
        <draw:measure draw:style-name="gr5" draw:text-style-name="P1" draw:layer="measurelines" svg:x1="11cm" svg:y1="8.5cm" svg:x2="11cm" svg:y2="2cm">
          <text:p text:style-name="P4">Cycle time</text:p>
        </draw:measure>
        <draw:line draw:style-name="gr6" draw:text-style-name="P1" draw:layer="layout" svg:x1="18cm" svg:y1="5cm" svg:x2="18cm" svg:y2="6cm">
          <text:p text:style-name="P2"/>
        </draw:line>
        <draw:custom-shape draw:style-name="gr1" draw:text-style-name="P1" draw:layer="layout" svg:width="0.5cm" svg:height="3.5cm" svg:x="12cm" svg:y="20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3cm" svg:x="18cm" svg:y="1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5cm" svg:y1="23.5cm" svg:x2="18cm" svg:y2="21cm">
          <text:p text:style-name="P2"/>
        </draw:line>
        <draw:line draw:style-name="gr2" draw:text-style-name="P1" draw:layer="layout" svg:x1="12.5cm" svg:y1="20cm" svg:x2="18cm" svg:y2="17.5cm">
          <text:p text:style-name="P2"/>
        </draw:line>
        <draw:measure draw:style-name="gr5" draw:text-style-name="P1" draw:layer="layout" svg:x1="11cm" svg:y1="23.5cm" svg:x2="11cm" svg:y2="17cm">
          <text:p text:style-name="P4">Cycle time</text:p>
        </draw:measure>
        <draw:line draw:style-name="gr6" draw:text-style-name="P1" draw:layer="layout" svg:x1="18cm" svg:y1="21cm" svg:x2="18cm" svg:y2="22cm">
          <text:p text:style-name="P2"/>
        </draw:line>
        <draw:rect draw:style-name="gr7" draw:text-style-name="P1" draw:layer="layout" svg:width="6.5cm" svg:height="2.5cm" svg:x="1.5cm" svg:y="4.5cm">
          <text:p text:style-name="P4">Green at j is too <text:span text:style-name="T2">late</text:span></text:p>
        </draw:rect>
        <draw:rect draw:style-name="gr7" draw:text-style-name="P1" draw:layer="layout" svg:width="6.5cm" svg:height="2.5cm" svg:x="2cm" svg:y="19.5cm">
          <text:p text:style-name="P4">Green at j is too <text:span text:style-name="T2">earl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Andreas Warberg</meta:initial-creator>
    <meta:creation-date>2008-05-06T15:03:17</meta:creation-date>
    <dc:creator>Andreas Warberg</dc:creator>
    <dc:date>2008-06-14T14:49:28</dc:date>
    <meta:editing-cycles>13</meta:editing-cycles>
    <meta:editing-duration>PT50M54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